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ae0d6" draw:fill="solid" draw:fill-color="#eae0d6" draw:textarea-horizontal-align="justify" draw:textarea-vertical-align="middle" draw:auto-grow-height="false" fo:min-height="17.213cm" fo:min-width="27.2cm"/>
      <style:paragraph-properties style:writing-mode="lr-tb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6.965cm" fo:min-width="1.792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6.625cm" fo:min-width="4.945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2.307cm" fo:min-width="27.2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337cm" fo:min-width="27.2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2.29cm" fo:min-width="2.04cm" fo:wrap-option="wrap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611cm" fo:min-width="12.425cm"/>
      <style:paragraph-properties style:writing-mode="lr-tb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3.072cm" fo:min-width="17.063cm"/>
    </style:style>
    <style:style style:name="gr9" style:family="graphic" style:parent-style-name="standard">
      <style:graphic-properties draw:textarea-horizontal-align="justify" draw:textarea-vertical-align="middle" draw:auto-grow-height="false" fo:min-height="0.702cm" fo:min-width="18.55cm"/>
      <style:paragraph-properties style:writing-mode="lr-tb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0.213cm" fo:min-width="0cm" fo:wrap-option="wrap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14" style:family="graphic" style:parent-style-name="standard">
      <style:graphic-properties svg:stroke-opacity="0%" draw:opacity="0%" draw:textarea-horizontal-align="justify" draw:textarea-vertical-align="middle" draw:auto-grow-height="false" fo:min-height="2.007cm" fo:min-width="12.835cm"/>
      <style:paragraph-properties style:writing-mode="lr-tb"/>
    </style:style>
    <style:style style:name="gr15" style:family="graphic" style:parent-style-name="standard">
      <style:graphic-properties svg:stroke-opacity="0%" draw:opacity="10%" draw:textarea-horizontal-align="justify" draw:textarea-vertical-align="middle" draw:auto-grow-height="false" fo:min-height="1.337cm" fo:min-width="0.4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02cm" fo:min-width="15.0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29cm" fo:min-width="5.6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ae0d6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opacity="1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7cm" svg:height="17.463cm" svg:x="1cm" svg:y="2.26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2.54cm" svg:height="17.463cm" svg:x="1cm" svg:y="1.952cm">
          <text:p text:style-name="P1">List</text:p>
          <text:p text:style-name="P1">&amp;</text:p>
          <text:p text:style-name="P1">Categories of ent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controls" svg:width="6.033cm" svg:height="17.463cm" svg:x="22.667cm" svg:y="1.952cm">
          <text:p text:style-name="P1">Properties</text:p>
          <text:p text:style-name="P1">Metadata</text:p>
          <text:p text:style-name="P1">Date</text:p>
          <text:p text:style-name="P1">&amp; </text:p>
          <text:p text:style-name="P1">Time for ent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controls" svg:width="27.7cm" svg:height="2.557cm" svg:x="1cm" svg:y="1.9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controls" svg:width="27.7cm" svg:height="1.587cm" svg:x="1cm" svg:y="17.845cm">
          <text:p text:style-name="P1">Additional info like version and setting ic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controls" svg:width="2.54cm" svg:height="2.54cm" svg:x="1cm" svg:y="1.952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controls" svg:width="13.017cm" svg:height="0.953cm" svg:x="6.915cm" svg:y="2.587cm">
          <text:p text:style-name="P1">Search b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controls" svg:width="17.563cm" svg:height="3.322cm" svg:x="4.427cm" svg:y="10.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controls" svg:width="17.563cm" svg:height="3.322cm" svg:x="4.392cm" svg:y="1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controls" svg:width="17.563cm" svg:height="3.322cm" svg:x="4.375cm" svg:y="6.4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controls" svg:width="19.05cm" svg:height="0.952cm" svg:x="3.54cm" svg:y="4.81cm">
          <text:p text:style-name="P1">Title Visible before any search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controls" svg:width="0.535cm" svg:height="0.653cm" svg:x="2.052cm" svg:y="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1" draw:text-style-name="P1" xml:id="id1" draw:id="id1" draw:layer="controls" svg:width="0.953cm" svg:height="1.207cm" svg:x="1.852cm" svg:y="2.922cm" draw:kind="arc" draw:start-angle="0.93" draw:end-angle="181.4">
          <text:p/>
        </draw:ellipse>
        <draw:connector draw:style-name="gr12" draw:text-style-name="P8" draw:layer="controls" draw:type="line" svg:x1="1.852cm" svg:y1="3.525cm" svg:x2="2.805cm" svg:y2="3.525cm" draw:start-shape="id1" draw:start-glue-point="3" draw:end-shape="id1" draw:end-glue-point="1" svg:d="M1852 3525h953" svg:viewBox="0 0 954 1">
          <text:p/>
        </draw:connector>
        <draw:custom-shape draw:style-name="gr13" draw:text-style-name="P1" draw:layer="controls" svg:width="0.635cm" svg:height="0.635cm" svg:x="4.81cm" svg:y="7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7" draw:layer="controls" svg:width="13.335cm" svg:height="2.257cm" svg:x="7.25cm" svg:y="7.315cm">
          <text:p text:style-name="P1">Body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controls" svg:width="0.953cm" svg:height="1.587cm" svg:x="21.002cm" svg:y="7.35cm">
          <text:p text:style-name="P1">.</text:p>
          <text:p text:style-name="P1">.</text:p>
          <text:p text:style-name="P1">.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controls" svg:width="15.558cm" svg:height="0.552cm" svg:x="5.127cm" svg:y="6.48cm">
          <text:p text:style-name="P1">Entry metadata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controls" svg:width="6.11cm" svg:height="2.54cm" svg:x="22.59cm" svg:y="1.952cm">
          <text:p text:style-name="P1">Clock and current da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21:57:52.936009035</meta:creation-date>
    <dc:date>2023-04-30T09:27:11.120402025</dc:date>
    <meta:editing-duration>PT11H29M21S</meta:editing-duration>
    <meta:editing-cycles>4</meta:editing-cycles>
    <meta:generator>LibreOffice/7.5.2.2$Linux_X86_64 LibreOffice_project/50$Build-2</meta:generator>
    <meta:document-statistic meta:object-count="19"/>
  </office:meta>
</office:document-meta>
</file>